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4fa8"/>
    </style:style>
    <style:style style:name="P2" style:family="paragraph" style:parent-style-name="Standard">
      <style:text-properties officeooo:rsid="001e4fa8" officeooo:paragraph-rsid="001e4fa8"/>
    </style:style>
    <style:style style:name="P3" style:family="paragraph" style:parent-style-name="Standard">
      <style:text-properties officeooo:rsid="001c6585" officeooo:paragraph-rsid="001c6585"/>
    </style:style>
    <style:style style:name="P4" style:family="paragraph" style:parent-style-name="Standard">
      <style:text-properties officeooo:rsid="001e4fa8" officeooo:paragraph-rsid="001f00a0"/>
    </style:style>
    <style:style style:name="P5" style:family="paragraph" style:parent-style-name="Standard">
      <style:text-properties officeooo:rsid="001f00a0" officeooo:paragraph-rsid="001f00a0"/>
    </style:style>
    <style:style style:name="P6" style:family="paragraph" style:parent-style-name="Standard">
      <style:text-properties officeooo:rsid="0020916e" officeooo:paragraph-rsid="0020916e"/>
    </style:style>
    <style:style style:name="P7" style:family="paragraph" style:parent-style-name="Standard">
      <style:paragraph-properties fo:break-before="page"/>
    </style:style>
    <style:style style:name="P8" style:family="paragraph" style:parent-style-name="Standard">
      <style:text-properties officeooo:rsid="001f4993" officeooo:paragraph-rsid="001f4993"/>
    </style:style>
    <style:style style:name="P9" style:family="paragraph" style:parent-style-name="Standard">
      <style:text-properties officeooo:paragraph-rsid="001c6585"/>
    </style:style>
    <style:style style:name="T1" style:family="text">
      <style:text-properties officeooo:rsid="001c6585"/>
    </style:style>
    <style:style style:name="T2" style:family="text">
      <style:text-properties officeooo:rsid="001e4fa8"/>
    </style:style>
    <style:style style:name="T3" style:family="text">
      <style:text-properties officeooo:rsid="001f00a0"/>
    </style:style>
    <style:style style:name="T4" style:family="text">
      <style:text-properties officeooo:rsid="002091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ere is my </text:span>Script to set your display to your targeted games resolution, launch the game and change back af<text:span text:style-name="T1">t</text:span>er after games closes.</text:p>
      <text:p text:style-name="P2">The script should work with most KDE wayland desktops, script was written on Nobara Linux, a Fedora Core based distro.</text:p>
      <text:p text:style-name="P1"/>
      <text:p text:style-name="P1"/>
      <text:p text:style-name="Standard">First we will need <text:span text:style-name="T1">a couple of things</text:span></text:p>
      <text:p text:style-name="P3">Game ID- from .desktop file</text:p>
      <text:p text:style-name="P3">Game Window Title- from .desktop file</text:p>
      <text:p text:style-name="P3">Snooze- This is the time it takes to launch the steam game.</text:p>
      <text:p text:style-name="P3">Desktop Resolution – from display manager settings</text:p>
      <text:p text:style-name="P3">Game Resolution – Supported resolutions under display manager settings</text:p>
      <text:p text:style-name="P3">Return Scale – Return desktop to specific scale set</text:p>
      <text:p text:style-name="P3">Refresh rate – Under display manager settings</text:p>
      <text:p text:style-name="Standard"/>
      <text:p text:style-name="Standard">## Note ##</text:p>
      <text:p text:style-name="Standard">To quickly get to your display manager settings, right-click your desktop and choose display manager.</text:p>
      <text:p text:style-name="Standard"/>
      <text:p text:style-name="P3">Desktop File-</text:p>
      <text:p text:style-name="Standard">You can open <text:span text:style-name="T2">applications menu</text:span>, find the steam game you want under the games category and right click edit applications, <text:span text:style-name="T1">or you can right click edit with kate if it is a desktop icon.</text:span></text:p>
      <text:p text:style-name="Standard"/>
      <text:p text:style-name="P2">Download the Script (Github Link), and save it to somewhere safe ideally in a folder of its own I like to keep my scripts in $HOME/Scripts so mine is /home/user/Scripts/Game/steam_game_launch.sh.</text:p>
      <text:p text:style-name="P2"/>
      <text:p text:style-name="P4"><text:span text:style-name="T3">1. </text:span>Edit the script with Kate, and set your values in the top of the script</text:p>
      <text:p text:style-name="P5">2. Save Script As, I like to use game_name_launch.sh</text:p>
      <text:p text:style-name="P5">3. R<text:span text:style-name="T2">ight click the .sh </text:span>choose properties, and make sure allow executing as a program is checked.</text:p>
      <text:p text:style-name="P5">4. Double click, and check that lunch script works. It should change desktop to your target resolution, launch the game, after you close the game it should change the resolution of your desktop back to your set desktop resolution.</text:p>
      <text:p text:style-name="P5">5. you can edit your .desktop file remove the command-line arguments and set the program launch to your new script to launch the game.</text:p>
      <text:p text:style-name="Standard"/>
      <text:p text:style-name="Standard"/>
      <text:p text:style-name="P6">Example for Valheim, with a desktop resolution of 1440p <text:s/>scaled at 120% and a game resolution of 1080p</text:p>
      <text:p text:style-name="P7"/>
      <text:p text:style-name="Standard">##Steam Game ID</text:p>
      <text:p text:style-name="Standard">gameid=892970</text:p>
      <text:p text:style-name="P8">##Output device ID, only needs changed if not your primary monitor.</text:p>
      <text:p text:style-name="P8">output<text:span text:style-name="T4">device</text:span>=1</text:p>
      <text:p text:style-name="Standard"/>
      <text:p text:style-name="Standard">## Game Window Title ## <text:span text:style-name="T2">Game window title in quotes (this is normally the Name value in the desktop file)</text:span></text:p>
      <text:p text:style-name="Standard">gametitle="Valheim"</text:p>
      <text:p text:style-name="Standard"/>
      <text:p text:style-name="Standard">## Snooze time for game to launch, this may need to be adjusted to get in game.</text:p>
      <text:p text:style-name="Standard">Snooze=15</text:p>
      <text:p text:style-name="Standard"/>
      <text:p text:style-name="Standard">## Set the game res before launching you want here <text:span text:style-name="T1">this will be your resolution@refreshrate see example below</text:span></text:p>
      <text:p text:style-name="Standard">resgame=1920x1080@165</text:p>
      <text:p text:style-name="P9">## Set your return desktop resolution here</text:p>
      <text:p text:style-name="Standard">resdesk=2560x1440@165</text:p>
      <text:p text:style-name="Standard"/>
      <text:p text:style-name="Standard">## if you had your desktop scaled you can set it to return back to this scale 1.2 = 120%</text:p>
      <text:p text:style-name="Standard">returnscale=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4T10:44:45.484878180</meta:creation-date>
    <dc:date>2026-03-14T13:04:06.476143621</dc:date>
    <meta:editing-duration>PT1H39M2S</meta:editing-duration>
    <meta:editing-cycles>4</meta:editing-cycles>
    <meta:generator>LibreOffice/25.8.5.2$Linux_X86_64 LibreOffice_project/580$Build-2</meta:generator>
    <meta:document-statistic meta:table-count="0" meta:image-count="0" meta:object-count="0" meta:page-count="2" meta:paragraph-count="35" meta:word-count="412" meta:character-count="2431" meta:non-whitespace-character-count="2049"/>
  </office:meta>
</office:document-meta>
</file>